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50000018D588B8E3DF6EAAA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2" draw:style-name="gr1" draw:text-style-name="P1" draw:layer="layout" svg:width="24.732cm" svg:height="12.702cm" svg:x="1.778cm" svg:y="3.54cm">
          <draw:image xlink:href="Pictures/10000000000003050000018D588B8E3DF6EAAA0E.png" xlink:type="simple" xlink:show="embed" xlink:actuate="onLoad" loext:mime-type="image/png">
            <text:p/>
          </draw:image>
        </draw:frame>
        <draw:frame draw:style-name="gr2" draw:text-style-name="P2" draw:layer="layout" svg:width="8.96cm" svg:height="2.384cm" svg:x="4.248cm" svg:y="1.016cm">
          <draw:text-box>
            <text:p>Unsupervised learning :</text:p>
            <text:p>- no labels</text:p>
            <text:p>- aims at discovering structure</text:p>
          </draw:text-box>
        </draw:frame>
        <draw:frame draw:style-name="gr3" draw:text-style-name="P2" draw:layer="layout" svg:width="9.498cm" svg:height="3.095cm" svg:x="15.648cm" svg:y="1.016cm">
          <draw:text-box>
            <text:p>Supervised learning :</text:p>
            <text:p>- labels</text:p>
            <text:p>- aims at discovering the laws that generates those labels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09:45:51.768173288</meta:creation-date>
    <dc:date>2021-07-22T09:49:06.915026362</dc:date>
    <meta:editing-duration>PT3M15S</meta:editing-duration>
    <meta:editing-cycles>1</meta:editing-cycles>
    <meta:document-statistic meta:object-count="26"/>
    <meta:generator>LibreOffice/6.4.7.2$Linux_X86_64 LibreOffice_project/40$Build-2</meta:generator>
  </office:meta>
</office:document-meta>
</file>